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Box">
      <style:graphic-properties fo:min-height="1.93cm" fo:min-width="11.184cm"/>
    </style:style>
    <style:style style:name="pr1" style:family="presentation" style:parent-style-name="Default-title">
      <style:graphic-properties draw:auto-grow-height="true" fo:min-height="2.164cm"/>
    </style:style>
    <style:style style:name="pr2" style:family="presentation" style:parent-style-name="Default-outline1">
      <style:graphic-properties fo:min-height="16.7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text-properties fo:font-size="24pt" style:font-size-asian="18pt" style:font-size-complex="18pt"/>
    </style:style>
    <style:style style:name="P3" style:family="paragraph">
      <style:text-properties fo:font-size="20pt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66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tandard Librarie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examples from...</text:p>
              </text:list-item>
              <text:list-item>
                <text:p>containers and iterators</text:p>
              </text:list-item>
              <text:list-item>
                <text:p>algorithms</text:p>
              </text:list-item>
              <text:list-item>
                <text:p>string, iostream, stringstream</text:p>
              </text:list-item>
              <text:list-item>
                <text:p>pair</text:p>
              </text:list-item>
              <text:list-item>
                <text:p>functional</text:p>
              </text:list-item>
              <text:list-item>
                <text:p>the C library</text:p>
              </text:list-item>
              <text:list-item>
                <text:p>mention boost, tr1, C++0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dsdsd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dsdsd</text:p>
              </text:list-item>
            </text:list>
          </draw:text-box>
        </draw:frame>
        <draw:custom-shape draw:style-name="gr2" draw:text-style-name="P2" draw:layer="layout" svg:width="11.684cm" svg:height="2.18cm" svg:x="2cm" svg:y="12.5cm">
          <text:p><text:span text:style-name="T1">a = f() * <text:s/>g() + h();</text:span></text:p>
          <text:p><text:span text:style-name="T1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ffffff" draw:marker-start-width="0.15cm" draw:marker-start-center="false" draw:marker-end-width="0.15cm" draw:marker-end-center="false" draw:stroke-linejoin="none" draw:fill="solid" draw:fill-color="#99ccff" draw:fill-gradient-name="Gradient_20_7" draw:fill-hatch-name="Hatch_20_4" draw:fill-image-name="Bitmape_20_5" draw:opacity="4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Box" style:family="graphic" style:parent-style-name="standard">
      <style:graphic-properties draw:stroke="none" draw:fill="solid" draw:fill-color="#ffff99" draw:opacity="100%" draw:fill-image-width="0cm" draw:fill-image-height="0cm" fo:min-height="1.93cm" fo:min-width="11.171cm" draw:shadow="visible" draw:shadow-offset-x="0.1cm" draw:shadow-offset-y="0.1cm" draw:shadow-opacity="100%"/>
      <style:paragraph-properties fo:line-height="110%">
        <style:tab-stops/>
      </style:paragraph-properties>
      <style:text-properties fo:color="#000000" fo:font-family="Courier" style:font-style-name="Bold" style:font-family-generic="modern" style:font-pitch="fixed" fo:font-size="24pt" fo:font-weight="normal" style:font-size-asian="18pt" style:font-size-complex="18pt"/>
    </style:style>
    <style:style style:name="SmallSlideNot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014cm"/>
      <style:text-properties fo:color="#ffffff" fo:font-size="18pt" fo:text-shadow="1pt 1pt" style:font-size-asian="18pt" style:font-size-complex="18pt"/>
    </style:style>
    <style:style style:name="FreeSlideText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15.83cm"/>
      <style:text-properties fo:color="#ffffff" fo:font-size="22pt" fo:text-shadow="1pt 1pt" style:font-size-asian="18pt" style:font-size-complex="18pt"/>
    </style:style>
    <style:style style:name="Default-background" style:family="presentation">
      <style:graphic-properties draw:stroke="none" draw:fill="solid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633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6633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6633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6633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6633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6633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6633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6633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6633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ff6633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2.163cm" svg:x="1.4cm" svg:y="0.037cm" presentation:class="title" presentation:placeholder="true">
        <draw:text-box/>
      </draw:frame>
      <draw:frame presentation:style-name="Default-outline1" draw:layer="backgroundobjects" svg:width="25.199cm" svg:height="13.86cm" svg:x="1.4cm" svg:y="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7T13:52:22</meta:creation-date>
    <meta:editing-duration>PT03H06M21S</meta:editing-duration>
    <meta:editing-cycles>26</meta:editing-cycles>
    <dc:date>2011-03-01T11:07:44</dc:date>
    <meta:generator>NeoOffice/3.1.2$Unix OpenOffice.org_project/Patch 0</meta:generator>
    <meta:document-statistic meta:object-count="27"/>
  </office:meta>
</office:document-meta>
</file>